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re_Dz_Age_Ranges" table:style-name="ta1">
        <table:shapes>
          <draw:frame draw:z-index="0" draw:style-name="gr1" draw:text-style-name="P1" svg:width="7.2051in" svg:height="4.3398in" svg:x="4.7346in" svg:y="1.5685in">
            <draw:object draw:notify-on-update-of-ranges="Rare_Dz_Age_Ranges.I20:Rare_Dz_Age_Ranges.I20 Rare_Dz_Age_Ranges.I21:Rare_Dz_Age_Ranges.I40 Rare_Dz_Age_Ranges.J20:Rare_Dz_Age_Ranges.J20 Rare_Dz_Age_Ranges.J21:Rare_Dz_Age_Ranges.J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# Patient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table:formula="of:=[.C2]/[.C$19]" office:value-type="float" office:value="0.18803008481357" calcext:value-type="float">
            <text:p>0.18803008481357</text:p>
          </table:table-cell>
          <table:table-cell table:formula="of:=ROUND(2000*[.D2]; 0)" office:value-type="float" office:value="376" calcext:value-type="float">
            <text:p>376</text:p>
          </table:table-cell>
          <table:table-cell table:formula="of:=IF(([.F$1]&gt;[.A2])     AND     ([.F$1]&lt;[.B2]); 1;0)" office:value-type="float" office:value="0" calcext:value-type="float">
            <text:p>0</text:p>
          </table:table-cell>
          <table:table-cell table:formula="of:=[.C2]*[.F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0" calcext:value-type="float">
            <text:p>1780</text:p>
          </table:table-cell>
          <table:table-cell table:formula="of:=[.C3]/[.C$19]" office:value-type="float" office:value="0.284845575292047" calcext:value-type="float">
            <text:p>0.284845575292047</text:p>
          </table:table-cell>
          <table:table-cell table:formula="of:=ROUND(2000*[.D3]; 0)" office:value-type="float" office:value="570" calcext:value-type="float">
            <text:p>570</text:p>
          </table:table-cell>
          <table:table-cell table:formula="of:=IF(([.F$1]&gt;[.A3])     AND     ([.F$1]&lt;[.B3]); 1;0)" office:value-type="float" office:value="0" calcext:value-type="float">
            <text:p>0</text:p>
          </table:table-cell>
          <table:table-cell table:formula="of:=[.C3]*[.F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31" calcext:value-type="float">
            <text:p>631</text:p>
          </table:table-cell>
          <table:table-cell table:formula="of:=[.C4]/[.C$19]" office:value-type="float" office:value="0.10097615618499" calcext:value-type="float">
            <text:p>0.10097615618499</text:p>
          </table:table-cell>
          <table:table-cell table:formula="of:=ROUND(2000*[.D4]; 0)" office:value-type="float" office:value="202" calcext:value-type="float">
            <text:p>202</text:p>
          </table:table-cell>
          <table:table-cell table:formula="of:=IF(([.F$1]&gt;[.A4])     AND     ([.F$1]&lt;[.B4]); 1;0)" office:value-type="float" office:value="0" calcext:value-type="float">
            <text:p>0</text:p>
          </table:table-cell>
          <table:table-cell table:formula="of:=[.C4]*[.F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table:formula="of:=[.C5]/[.C$19]" office:value-type="float" office:value="0.0500880140822532" calcext:value-type="float">
            <text:p>0.050088014082253</text:p>
          </table:table-cell>
          <table:table-cell table:formula="of:=ROUND(2000*[.D5]; 0)" office:value-type="float" office:value="100" calcext:value-type="float">
            <text:p>100</text:p>
          </table:table-cell>
          <table:table-cell table:formula="of:=IF(([.F$1]&gt;[.A5])     AND     ([.F$1]&lt;[.B5]); 1;0)" office:value-type="float" office:value="0" calcext:value-type="float">
            <text:p>0</text:p>
          </table:table-cell>
          <table:table-cell table:formula="of:=[.C5]*[.F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[.C6]/[.C$19]" office:value-type="float" office:value="0.0128020483277324" calcext:value-type="float">
            <text:p>0.012802048327733</text:p>
          </table:table-cell>
          <table:table-cell table:formula="of:=ROUND(2000*[.D6]; 0)" office:value-type="float" office:value="26" calcext:value-type="float">
            <text:p>26</text:p>
          </table:table-cell>
          <table:table-cell table:formula="of:=IF(([.F$1]&gt;[.A6])     AND     ([.F$1]&lt;[.B6]); 1;0)" office:value-type="float" office:value="1" calcext:value-type="float">
            <text:p>1</text:p>
          </table:table-cell>
          <table:table-cell table:formula="of:=[.C6]*[.F6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[.C7]/[.C$19]" office:value-type="float" office:value="0.0110417666826692" calcext:value-type="float">
            <text:p>0.011041766682669</text:p>
          </table:table-cell>
          <table:table-cell table:formula="of:=ROUND(2000*[.D7]; 0)" office:value-type="float" office:value="22" calcext:value-type="float">
            <text:p>22</text:p>
          </table:table-cell>
          <table:table-cell table:formula="of:=IF(([.F$1]&gt;[.A7])     AND     ([.F$1]&lt;[.B7]); 1;0)" office:value-type="float" office:value="1" calcext:value-type="float">
            <text:p>1</text:p>
          </table:table-cell>
          <table:table-cell table:formula="of:=[.C7]*[.F7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C8]/[.C$19]" office:value-type="float" office:value="0.0057609217474796" calcext:value-type="float">
            <text:p>0.00576092174748</text:p>
          </table:table-cell>
          <table:table-cell table:formula="of:=ROUND(2000*[.D8]; 0)" office:value-type="float" office:value="12" calcext:value-type="float">
            <text:p>12</text:p>
          </table:table-cell>
          <table:table-cell table:formula="of:=IF(([.F$1]&gt;[.A8])     AND     ([.F$1]&lt;[.B8]); 1;0)" office:value-type="float" office:value="1" calcext:value-type="float">
            <text:p>1</text:p>
          </table:table-cell>
          <table:table-cell table:formula="of:=[.C8]*[.F8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619" calcext:value-type="float">
            <text:p>619</text:p>
          </table:table-cell>
          <table:table-cell table:formula="of:=[.C9]/[.C$19]" office:value-type="float" office:value="0.0990558489358297" calcext:value-type="float">
            <text:p>0.09905584893583</text:p>
          </table:table-cell>
          <table:table-cell table:formula="of:=ROUND(2000*[.D9]; 0)" office:value-type="float" office:value="198" calcext:value-type="float">
            <text:p>198</text:p>
          </table:table-cell>
          <table:table-cell table:formula="of:=IF(([.F$1]&gt;[.A9])     AND     ([.F$1]&lt;[.B9]); 1;0)" office:value-type="float" office:value="0" calcext:value-type="float">
            <text:p>0</text:p>
          </table:table-cell>
          <table:table-cell table:formula="of:=[.C9]*[.F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formula="of:=[.C10]/[.C$19]" office:value-type="float" office:value="0.0275244039046247" calcext:value-type="float">
            <text:p>0.027524403904625</text:p>
          </table:table-cell>
          <table:table-cell table:formula="of:=ROUND(2000*[.D10]; 0)" office:value-type="float" office:value="55" calcext:value-type="float">
            <text:p>55</text:p>
          </table:table-cell>
          <table:table-cell table:formula="of:=IF(([.F$1]&gt;[.A10])     AND     ([.F$1]&lt;[.B10]); 1;0)" office:value-type="float" office:value="1" calcext:value-type="float">
            <text:p>1</text:p>
          </table:table-cell>
          <table:table-cell table:formula="of:=[.C10]*[.F10]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table:formula="of:=[.C11]/[.C$19]" office:value-type="float" office:value="0.0212834053448552" calcext:value-type="float">
            <text:p>0.021283405344855</text:p>
          </table:table-cell>
          <table:table-cell table:formula="of:=ROUND(2000*[.D11]; 0)" office:value-type="float" office:value="43" calcext:value-type="float">
            <text:p>43</text:p>
          </table:table-cell>
          <table:table-cell table:formula="of:=IF(([.F$1]&gt;[.A11])     AND     ([.F$1]&lt;[.B11]); 1;0)" office:value-type="float" office:value="1" calcext:value-type="float">
            <text:p>1</text:p>
          </table:table-cell>
          <table:table-cell table:formula="of:=[.C11]*[.F11]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table:formula="of:=[.C12]/[.C$19]" office:value-type="float" office:value="0.0177628420547288" calcext:value-type="float">
            <text:p>0.017762842054729</text:p>
          </table:table-cell>
          <table:table-cell table:formula="of:=ROUND(2000*[.D12]; 0)" office:value-type="float" office:value="36" calcext:value-type="float">
            <text:p>36</text:p>
          </table:table-cell>
          <table:table-cell table:formula="of:=IF(([.F$1]&gt;[.A12])     AND     ([.F$1]&lt;[.B12]); 1;0)" office:value-type="float" office:value="1" calcext:value-type="float">
            <text:p>1</text:p>
          </table:table-cell>
          <table:table-cell table:formula="of:=[.C12]*[.F12]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91" calcext:value-type="float">
            <text:p>891</text:p>
          </table:table-cell>
          <table:table-cell table:formula="of:=[.C13]/[.C$19]" office:value-type="float" office:value="0.14258281325012" calcext:value-type="float">
            <text:p>0.14258281325012</text:p>
          </table:table-cell>
          <table:table-cell table:formula="of:=ROUND(2000*[.D13]; 0)" office:value-type="float" office:value="285" calcext:value-type="float">
            <text:p>285</text:p>
          </table:table-cell>
          <table:table-cell table:formula="of:=IF(([.F$1]&gt;[.A13])     AND     ([.F$1]&lt;[.B13]); 1;0)" office:value-type="float" office:value="1" calcext:value-type="float">
            <text:p>1</text:p>
          </table:table-cell>
          <table:table-cell table:formula="of:=[.C13]*[.F13]"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[.C14]/[.C$19]" office:value-type="float" office:value="0.0208033285325652" calcext:value-type="float">
            <text:p>0.020803328532565</text:p>
          </table:table-cell>
          <table:table-cell table:formula="of:=ROUND(2000*[.D14]; 0)" office:value-type="float" office:value="42" calcext:value-type="float">
            <text:p>42</text:p>
          </table:table-cell>
          <table:table-cell table:formula="of:=IF(([.F$1]&gt;[.A14])     AND     ([.F$1]&lt;[.B14]); 1;0)" office:value-type="float" office:value="0" calcext:value-type="float">
            <text:p>0</text:p>
          </table:table-cell>
          <table:table-cell table:formula="of:=[.C14]*[.F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table:formula="of:=[.C15]/[.C$19]" office:value-type="float" office:value="0.0123219715154425" calcext:value-type="float">
            <text:p>0.012321971515443</text:p>
          </table:table-cell>
          <table:table-cell table:formula="of:=ROUND(2000*[.D15]; 0)" office:value-type="float" office:value="25" calcext:value-type="float">
            <text:p>25</text:p>
          </table:table-cell>
          <table:table-cell table:formula="of:=IF(([.F$1]&gt;[.A15])     AND     ([.F$1]&lt;[.B15]); 1;0)" office:value-type="float" office:value="1" calcext:value-type="float">
            <text:p>1</text:p>
          </table:table-cell>
          <table:table-cell table:formula="of:=[.C15]*[.F1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formula="of:=[.C16]/[.C$19]" office:value-type="float" office:value="0.00368058889422308" calcext:value-type="float">
            <text:p>0.003680588894223</text:p>
          </table:table-cell>
          <table:table-cell table:formula="of:=ROUND(2000*[.D16]; 0)" office:value-type="float" office:value="7" calcext:value-type="float">
            <text:p>7</text:p>
          </table:table-cell>
          <table:table-cell table:formula="of:=IF(([.F$1]&gt;[.A16])     AND     ([.F$1]&lt;[.B16]); 1;0)" office:value-type="float" office:value="1" calcext:value-type="float">
            <text:p>1</text:p>
          </table:table-cell>
          <table:table-cell table:formula="of:=[.C16]*[.F16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7]/[.C$19]" office:value-type="float" office:value="0.0014402304368699" calcext:value-type="float">
            <text:p>0.00144023043687</text:p>
          </table:table-cell>
          <table:table-cell table:formula="of:=ROUND(2000*[.D17]; 0)" office:value-type="float" office:value="3" calcext:value-type="float">
            <text:p>3</text:p>
          </table:table-cell>
          <table:table-cell table:formula="of:=IF(([.F$1]&gt;[.A17])     AND     ([.F$1]&lt;[.B17]); 1;0)" office:value-type="float" office:value="0" calcext:value-type="float">
            <text:p>0</text:p>
          </table:table-cell>
          <table:table-cell table:formula="of:=[.C17]*[.F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2:.C17])" office:value-type="float" office:value="6249" calcext:value-type="float">
            <text:p>6249</text:p>
          </table:table-cell>
          <table:table-cell table:number-columns-repeated="3"/>
          <table:table-cell table:formula="of:=SUM([.G2:.G17])"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ge</text:p>
          </table:table-cell>
          <table:table-cell office:value-type="string" calcext:value-type="string">
            <text:p># Diseases Applicable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1130" calcext:value-type="float">
            <text:p>1130</text:p>
          </table:table-cell>
        </table:table-row>
      </table:table>
      <table:named-expressions/>
      <table:database-ranges>
        <table:database-range table:name="__Anonymous_Sheet_DB__0" table:target-range-address="Rare_Dz_Age_Ranges.A1:Rare_Dz_Age_Ranges.C1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7T15:07:14.775334814</dc:date>
    <meta:editing-duration>PT3M51S</meta:editing-duration>
    <meta:editing-cycles>1</meta:editing-cycles>
    <meta:document-statistic meta:table-count="1" meta:cell-count="16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02cm" svg:height="11.024cm" xlink:href=".." xlink:type="simple" chart:class="chart:scatter" chart:style-name="ch1">
        <chart:title svg:x="2.559cm" svg:y="0.356cm" chart:style-name="ch2">
          <text:p>Number of rare diseases that may affect an individual at each age</text:p>
        </chart:title>
        <chart:plot-area chart:style-name="ch3" table:cell-range-address="Rare_Dz_Age_Ranges.I20:Rare_Dz_Age_Ranges.J40" chart:data-source-has-labels="row" svg:x="1.377cm" svg:y="1.355cm" svg:width="16.559cm" svg:height="8.468cm">
          <chartooo:coordinate-region svg:x="2.369cm" svg:y="1.555cm" svg:width="15.287cm" svg:height="7.621cm"/>
          <chart:axis chart:dimension="x" chart:name="primary-x" chart:style-name="ch4">
            <chart:title svg:x="8.223cm" svg:y="10.043cm" chart:style-name="ch5">
              <text:p>Patient Age (years)</text:p>
            </chart:title>
          </chart:axis>
          <chart:axis chart:dimension="y" chart:name="primary-y" chart:style-name="ch4">
            <chart:title svg:x="0.451cm" svg:y="7.419cm" chart:style-name="ch6">
              <text:p>Number of rare diseases</text:p>
            </chart:title>
            <chart:grid chart:style-name="ch7" chart:class="major"/>
          </chart:axis>
          <chart:series chart:style-name="ch8" chart:values-cell-range-address="Rare_Dz_Age_Ranges.J21:Rare_Dz_Age_Ranges.J40" chart:label-cell-address="Rare_Dz_Age_Ranges.J20:Rare_Dz_Age_Ranges.J20" chart:class="chart:scatter">
            <chart:domain table:cell-range-address="Rare_Dz_Age_Ranges.I21:Rare_Dz_Age_Ranges.I40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# Diseases Applicable</text:p>
                <draw:g>
                  <svg:desc>Rare_Dz_Age_Ranges.J20:Rare_Dz_Age_Ranges.J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are_Dz_Age_Ranges.I21:Rare_Dz_Age_Ranges.I40</svg:desc>
                </draw:g>
              </table:table-cell>
              <table:table-cell office:value-type="float" office:value="3186">
                <text:p>3186</text:p>
                <draw:g>
                  <svg:desc>Rare_Dz_Age_Ranges.J21:Rare_Dz_Age_Ranges.J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130">
                <text:p>1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